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4cm" svg:height="4.082cm" svg:x="0.6cm" svg:y="5.918cm" presentation:class="title" presentation:user-transformed="true">
          <draw:text-box>
            <text:p text:style-name="P1"><text:span text:style-name="T1">Jesus, o Plano Perfeito</text:span></text:p>
          </draw:text-box>
        </draw:frame>
        <draw:frame draw:name="Subtítulo 2" presentation:style-name="pr2" draw:text-style-name="P4" draw:layer="layout" svg:width="17.779cm" svg:height="4.867cm" svg:x="3.8cm" svg:y="9.733cm" presentation:class="subtitle" presentation:user-transformed="true">
          <draw:text-box>
            <text:p text:style-name="P3"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2T19">
        <draw:frame draw:name="Título 3" presentation:style-name="pr4" draw:text-style-name="P2" draw:layer="layout" svg:width="24.01cm" svg:height="17.889cm" svg:x="0.992cm" svg:y="0.763cm" presentation:class="title" presentation:user-transformed="true">
          <draw:text-box>
            <text:p text:style-name="P1"><text:span text:style-name="T3">Um plano pra salvar, um pacto pra selar Silêncio no céu</text:span><text:span text:style-name="T3"><text:line-break/></text:span><text:span text:style-name="T3">Resgate e salvação encheu seu coração Ele nem hesitou</text:span><text:span text:style-name="T3"><text:line-break/></text:span><text:span text:style-name="T3">No palco do amor, o autor anunciou A vida e salvação</text:span><text:span text:style-name="T3"><text:line-break/></text:span><text:span text:style-name="T3">Tudo que ele fez foi obedecer</text:span><text:span text:style-name="T3"><text:line-break/></text:span><text:span text:style-name="T3">O plano que Deus escrev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2T19">
        <draw:frame draw:name="Título 3" presentation:style-name="pr4" draw:text-style-name="P2" draw:layer="layout" svg:width="24.605cm" svg:height="17.889cm" svg:x="0.397cm" svg:y="0.763cm" presentation:class="title" presentation:user-transformed="true">
          <draw:text-box>
            <text:p text:style-name="P1"><text:span text:style-name="T3">E quando a minha história parecia ter chegado ao fim</text:span><text:span text:style-name="T3"><text:line-break/></text:span><text:span text:style-name="T3">A sua graça me alcançou </text:span><text:span text:style-name="T3"><text:line-break/></text:span><text:span text:style-name="T3">E quando tudo parecia estar perdido naquela cruz </text:span><text:span text:style-name="T3"><text:line-break/></text:span><text:span text:style-name="T3">O seu sangue me libertou </text:span><text:span text:style-name="T3"><text:line-break/></text:span><text:span text:style-name="T3">(me libertou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2T19">
        <draw:frame draw:name="Título 3" presentation:style-name="pr4" draw:text-style-name="P2" draw:layer="layout" svg:width="24.01cm" svg:height="17.889cm" svg:x="0.992cm" svg:y="0.763cm" presentation:class="title" presentation:user-transformed="true">
          <draw:text-box>
            <text:p text:style-name="P1"><text:span text:style-name="T3">Jesus, o plano perfeito</text:span><text:span text:style-name="T3"><text:line-break/></text:span><text:span text:style-name="T3">Mistério da graça que me transformou</text:span><text:span text:style-name="T3"><text:line-break/></text:span><text:span text:style-name="T3">O Seu nome é Jesus, </text:span><text:span text:style-name="T3"><text:line-break/></text:span><text:span text:style-name="T3">nome sobre todos</text:span><text:span text:style-name="T3"><text:line-break/></text:span><text:span text:style-name="T3">Veio pra salvar, ele me salv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2T19">
        <draw:frame draw:name="Título 3" presentation:style-name="pr4" draw:text-style-name="P2" draw:layer="layout" svg:width="24.605cm" svg:height="17.889cm" svg:x="0.397cm" svg:y="0.763cm" presentation:class="title" presentation:user-transformed="true">
          <draw:text-box>
            <text:p text:style-name="P1"><text:span text:style-name="T3">Um plano pra salvar, um pacto pra selar Silêncio no céu</text:span><text:span text:style-name="T3"><text:line-break/></text:span><text:span text:style-name="T3">Resgate e salvação encheu seu coração Ele nem hesitou</text:span><text:span text:style-name="T3"><text:line-break/></text:span><text:span text:style-name="T3">No palco do amor, o autor anunciou </text:span><text:span text:style-name="T3"><text:line-break/></text:span><text:span text:style-name="T3">A vida e salvação </text:span><text:span text:style-name="T3"><text:line-break/></text:span><text:span text:style-name="T3">Tudo que ele fez foi obedecer </text:span><text:span text:style-name="T3"><text:line-break/></text:span><text:span text:style-name="T3">O plano que Deus escrev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2T19">
        <draw:frame draw:name="Título 3" presentation:style-name="pr4" draw:text-style-name="P2" draw:layer="layout" svg:width="24.01cm" svg:height="17.889cm" svg:x="0.992cm" svg:y="0.763cm" presentation:class="title" presentation:user-transformed="true">
          <draw:text-box>
            <text:p text:style-name="P1"><text:span text:style-name="T3">E quando a minha história parecia ter chegado ao fim</text:span><text:span text:style-name="T3"><text:line-break/></text:span><text:span text:style-name="T3">A sua graça me alcançou </text:span><text:span text:style-name="T3"><text:line-break/></text:span><text:span text:style-name="T3">E quando tudo parecia estar perdido naquela cruz </text:span><text:span text:style-name="T3"><text:line-break/></text:span><text:span text:style-name="T3">O seu sangue me libertou </text:span><text:span text:style-name="T3"><text:line-break/></text:span><text:span text:style-name="T3">(me libertou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2T19">
        <draw:frame draw:name="Título 3" presentation:style-name="pr4" draw:text-style-name="P2" draw:layer="layout" svg:width="24.01cm" svg:height="17.889cm" svg:x="0.992cm" svg:y="0.763cm" presentation:class="title" presentation:user-transformed="true">
          <draw:text-box>
            <text:p text:style-name="P1"><text:span text:style-name="T3">Jesus, o plano perfeito</text:span><text:span text:style-name="T3"><text:line-break/></text:span><text:span text:style-name="T3">Mistério da graça que me transformou</text:span><text:span text:style-name="T3"><text:line-break/></text:span><text:span text:style-name="T3">O Seu nome é Jesus, </text:span><text:span text:style-name="T3"><text:line-break/></text:span><text:span text:style-name="T3">nome sobre todos</text:span><text:span text:style-name="T3"><text:line-break/></text:span><text:span text:style-name="T3">Veio pra salvar, ele me salv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mente_20_título" presentation:presentation-page-layout-name="AL2T19">
        <draw:frame draw:name="Título 3" presentation:style-name="pr4" draw:text-style-name="P2" draw:layer="layout" svg:width="24.605cm" svg:height="18.255cm" svg:x="0.397cm" svg:y="0.397cm" presentation:class="title" presentation:user-transformed="true">
          <draw:text-box>
            <text:p text:style-name="P1"><text:span text:style-name="T3">Ele pagou o preço da minha salvação Ele pagou Jesus Cordeiro de Deus tira o pecado do mundo Pagou o preço da minha salvação Jes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mente_20_título" presentation:presentation-page-layout-name="AL2T19">
        <draw:frame draw:name="Título 3" presentation:style-name="pr4" draw:text-style-name="P2" draw:layer="layout" svg:width="24.01cm" svg:height="17.889cm" svg:x="0.992cm" svg:y="0.763cm" presentation:class="title" presentation:user-transformed="true">
          <draw:text-box>
            <text:p text:style-name="P1"><text:span text:style-name="T3">Jesus, o plano perfeito</text:span><text:span text:style-name="T3"><text:line-break/></text:span><text:span text:style-name="T3">Mistério da graça que me transformou</text:span><text:span text:style-name="T3"><text:line-break/></text:span><text:span text:style-name="T3">O Seu nome é Jesus, </text:span><text:span text:style-name="T3"><text:line-break/></text:span><text:span text:style-name="T3">nome sobre todos</text:span><text:span text:style-name="T3"><text:line-break/></text:span><text:span text:style-name="T3">Veio pra salvar, ele me salvou!</text:span><text:span text:style-name="T3"><text:line-break/></text:span><text:span text:style-name="T3">(Te adoramos!)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3" presentation:style-name="Mpr6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esus, o Plano Perfeito</dc:title>
    <meta:initial-creator>IVANILTO</meta:initial-creator>
    <meta:editing-cycles>6</meta:editing-cycles>
    <meta:creation-date>2016-12-19T16:43:05</meta:creation-date>
    <dc:date>2017-01-07T11:45:05.034838042</dc:date>
    <meta:editing-duration>PT46M37S</meta:editing-duration>
    <meta:generator>LibreOffice/5.2.4.2.1$Linux_X86_64 LibreOffice_project/20m0$Build-2</meta:generator>
    <meta:document-statistic meta:object-count="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